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2CFD578.png" manifest:media-type="image/png"/>
  <manifest:file-entry manifest:full-path="Pictures/200004BF000069BE00003C0D7785AD52.svm" manifest:media-type=""/>
  <manifest:file-entry manifest:full-path="Pictures/200000010000261500000969A185F778.svm" manifest:media-type=""/>
  <manifest:file-entry manifest:full-path="Pictures/1000020100000367000000D85DC9FAB1.png" manifest:media-type="image/png"/>
  <manifest:file-entry manifest:full-path="Pictures/1000020100000367000000D87CCAC3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Eurostile1" svg:font-family="Eurostile" style:font-pitch="variable"/>
    <style:font-face style:name="Eurostile3" svg:font-family="Eurostile" style:font-adornments="Regular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Eurostile" svg:font-family="Eurostile" style:font-family-generic="roman" style:font-pitch="variable"/>
    <style:font-face style:name="Eurostile2" svg:font-family="Eurostile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Eurostile4" svg:font-family="Eurostile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Gray_20_Gradient_20_3" draw:textarea-horizontal-align="justify" draw:textarea-vertical-align="middle" draw:auto-grow-height="false" fo:min-height="4.141cm" fo:min-width="5.784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872cm" fo:min-width="3.47cm"/>
    </style:style>
    <style:style style:name="gr5" style:family="graphic" style:parent-style-name="standard">
      <style:graphic-properties svg:stroke-width="0.1cm" svg:stroke-color="#ff3333" draw:marker-start-width="0.45cm" draw:marker-end-width="0.45cm" draw:fill-color="#ff9900" draw:opacity="50%" draw:textarea-horizontal-align="justify" draw:textarea-vertical-align="top" draw:auto-grow-height="false" fo:min-height="15.02cm" fo:min-width="8.29cm" fo:padding-top="0.175cm" fo:padding-bottom="0.175cm" fo:padding-left="0.3cm" fo:padding-right="0.3cm"/>
    </style:style>
    <style:style style:name="gr6" style:family="graphic" style:parent-style-name="standard" style:list-style-name="L1">
      <style:graphic-properties svg:stroke-width="0.1cm" svg:stroke-color="#ff3333" draw:marker-start-width="0.45cm" draw:marker-end-width="0.45cm" draw:fill-color="#ff9900" draw:opacity="50%" draw:textarea-horizontal-align="justify" draw:textarea-vertical-align="top" draw:auto-grow-height="false" fo:min-height="15.02cm" fo:min-width="8.29cm" fo:padding-top="0.175cm" fo:padding-bottom="0.175cm" fo:padding-left="0.3cm" fo:padding-right="0.3cm"/>
    </style:style>
    <style:style style:name="gr7" style:family="graphic" style:parent-style-name="standard" style:list-style-name="L1">
      <style:graphic-properties svg:stroke-width="0.1cm" svg:stroke-color="#ff3333" draw:marker-start-width="0.45cm" draw:marker-end-width="0.45cm" draw:fill-color="#ff9900" draw:opacity="50%" draw:textarea-horizontal-align="justify" draw:textarea-vertical-align="top" draw:auto-grow-height="false" fo:min-height="15.02cm" fo:min-width="8.29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opacity="50%" draw:fill-color="#ffffff" draw:opacity="50%" draw:textarea-horizontal-align="justify" draw:textarea-vertical-align="middle" draw:auto-grow-height="false" fo:min-height="4.573cm" fo:min-width="24.2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7cm" fo:min-width="4.464cm"/>
    </style:style>
    <style:style style:name="gr10" style:family="graphic" style:parent-style-name="standard">
      <style:graphic-properties draw:stroke="none" draw:fill="solid" draw:fill-color="#9999ff" draw:textarea-horizontal-align="justify" draw:textarea-vertical-align="top" draw:auto-grow-height="false" fo:min-height="1.518cm" fo:min-width="4.077cm" fo:padding-top="0.076cm"/>
    </style:style>
    <style:style style:name="gr11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min-height="0.556cm" fo:min-width="3.821cm" fo:padding-top="0.025cm" fo:padding-bottom="0.025cm" draw:shadow-opacity="50%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solid" draw:fill-color="#ff3333" draw:textarea-horizontal-align="right" draw:textarea-vertical-align="top" draw:auto-grow-height="false" fo:min-height="1.518cm" fo:min-width="4.077cm" fo:padding-top="0.076cm"/>
    </style:style>
    <style:style style:name="gr14" style:family="graphic" style:parent-style-name="standard">
      <style:graphic-properties draw:stroke="none" draw:fill="solid" draw:fill-color="#ffffff" draw:opacity="50%" draw:textarea-horizontal-align="right" draw:textarea-vertical-align="middle" draw:auto-grow-height="false" fo:min-height="0.556cm" fo:min-width="3.821cm" fo:padding-top="0.025cm" fo:padding-bottom="0.025cm" draw:shadow-opacity="50%"/>
    </style:style>
    <style:style style:name="gr15" style:family="graphic" style:parent-style-name="standard">
      <style:graphic-properties draw:stroke="none" draw:fill="solid" draw:fill-color="#9999ff" draw:textarea-horizontal-align="justify" draw:textarea-vertical-align="top" draw:auto-grow-height="false" fo:min-height="1.518cm" fo:min-width="2.807cm" fo:padding-top="0.076cm"/>
    </style:style>
    <style:style style:name="gr16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min-height="0.556cm" fo:min-width="2.503cm" fo:padding-top="0.025cm" fo:padding-bottom="0.025cm" draw:shadow-opacity="50%"/>
    </style:style>
    <style:style style:name="gr17" style:family="graphic" style:parent-style-name="standard">
      <style:graphic-properties draw:stroke="none" draw:fill="solid" draw:fill-color="#ff3333" draw:textarea-horizontal-align="center" draw:textarea-vertical-align="top" draw:auto-grow-height="false" fo:min-height="1.518cm" fo:min-width="4.077cm" fo:padding-top="0.0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6.24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gradient" draw:fill-gradient-name="Gray_20_Gradient_20_3"/>
      <style:paragraph-properties fo:text-align="center"/>
      <style:text-properties fo:font-size="14pt"/>
    </style:style>
    <style:style style:name="P4" style:family="paragraph">
      <loext:graphic-properties draw:fill="solid" draw:fill-color="#ffffff"/>
      <style:paragraph-properties fo:text-align="center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-color="#ff9900" draw:opacity="50%"/>
      <style:paragraph-properties fo:text-align="center"/>
      <style:text-properties style:font-name="Century Gothic1" fo:font-weight="bold" style:font-weight-asian="bold" style:font-weight-complex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9900" draw:opacity="50%"/>
      <style:paragraph-properties fo:margin-left="0cm" fo:margin-right="0cm" fo:text-align="center" fo:text-indent="0cm"/>
      <style:text-properties style:font-name="Century Gothic1" fo:font-size="18pt" fo:language="en" fo:country="US" fo:font-weight="bold" style:letter-kerning="true" style:font-name-asian="SimSun" style:font-size-asian="18pt" style:font-weight-asian="bold" style:font-name-complex="Lohit Hindi" style:font-size-complex="18pt" style:font-weight-complex="bold"/>
    </style:style>
    <style:style style:name="P9" style:family="paragraph">
      <loext:graphic-properties draw:fill-color="#ffffff" draw:opacity="50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6600" style:font-name="Century Gothic1"/>
    </style:style>
    <style:style style:name="P11" style:family="paragraph">
      <loext:graphic-properties draw:fill="solid" draw:fill-color="#9999ff"/>
      <style:paragraph-properties fo:text-align="center"/>
      <style:text-properties style:font-name="Century Gothic1" fo:font-size="14pt"/>
    </style:style>
    <style:style style:name="P12" style:family="paragraph">
      <loext:graphic-properties draw:fill="solid" draw:fill-color="#ffffff" draw:opacity="50%"/>
      <style:paragraph-properties fo:text-align="center"/>
      <style:text-properties style:font-name="Century Gothic1" fo:font-size="14pt"/>
    </style:style>
    <style:style style:name="P13" style:family="paragraph">
      <loext:graphic-properties draw:fill="solid" draw:fill-color="#ffffff" draw:opacity="50%"/>
      <style:paragraph-properties fo:text-align="center"/>
      <style:text-properties style:font-name="Century Gothic1" fo:font-size="12pt" style:font-size-asian="12pt" style:font-size-complex="12pt"/>
    </style:style>
    <style:style style:name="P14" style:family="paragraph">
      <loext:graphic-properties draw:fill="solid" draw:fill-color="#ff3333"/>
      <style:paragraph-properties fo:text-align="center"/>
      <style:text-properties style:font-name="Century Gothic1" fo:font-size="14pt"/>
    </style:style>
    <style:style style:name="P15" style:family="paragraph">
      <style:paragraph-properties fo:text-align="end"/>
    </style:style>
    <style:style style:name="P16" style:family="paragraph">
      <loext:graphic-properties draw:fill="solid" draw:fill-color="#ffffff" draw:opacity="50%"/>
      <style:paragraph-properties fo:text-align="end"/>
      <style:text-properties style:font-name="Century Gothic1" fo:font-size="12pt" style:font-size-asian="12pt" style:font-size-complex="12pt"/>
    </style:style>
    <style:style style:name="P17" style:family="paragraph">
      <loext:graphic-properties draw:fill="solid" draw:fill-color="#ffffff" draw:opacity="50%"/>
      <style:paragraph-properties fo:text-align="end"/>
      <style:text-properties style:font-name="Century Gothic1" fo:font-size="14pt"/>
    </style:style>
    <style:style style:name="P18" style:family="paragraph">
      <loext:graphic-properties draw:fill="solid" draw:fill-color="#ffffff" draw:opacity="50%"/>
      <style:paragraph-properties fo:text-align="center"/>
      <style:text-properties style:font-name="Century Gothic1" fo:font-size="10pt" style:font-size-asian="10pt" style:font-size-complex="10pt"/>
    </style:style>
    <style:style style:name="P19" style:family="paragraph">
      <loext:graphic-properties draw:fill="none" draw:fill-color="#ffffff"/>
      <style:text-properties style:font-name="Century Gothic1"/>
    </style:style>
    <style:style style:name="P20" style:family="paragraph">
      <loext:graphic-properties draw:fill-color="#ffffff"/>
    </style:style>
    <style:style style:name="T1" style:family="text">
      <style:text-properties style:font-name="Century Gothic1" fo:font-weight="bold" style:font-weight-asian="bold" style:font-weight-complex="bold"/>
    </style:style>
    <style:style style:name="T2" style:family="text">
      <style:text-properties style:font-name="Century Gothic1" fo:font-size="18pt" fo:language="en" fo:country="US" fo:font-weight="bold" style:letter-kerning="true" style:font-name-asian="SimSun" style:font-size-asian="18pt" style:font-weight-asian="bold" style:font-name-complex="Lohit Hindi" style:font-size-complex="18pt" style:font-weight-complex="bold"/>
    </style:style>
    <style:style style:name="T3" style:family="text">
      <style:text-properties fo:color="#ff6600" style:font-name="Century Gothic1"/>
    </style:style>
    <style:style style:name="T4" style:family="text">
      <style:text-properties style:font-name="Century Gothic1" fo:font-size="14pt"/>
    </style:style>
    <style:style style:name="T5" style:family="text">
      <style:text-properties style:font-name="Century Gothic1" fo:font-size="12pt" style:font-size-asian="12pt" style:font-size-complex="12pt"/>
    </style:style>
    <style:style style:name="T6" style:family="text">
      <style:text-properties style:font-name="Century Gothic1" fo:font-size="10pt" style:font-size-asian="10pt" style:font-size-complex="10pt"/>
    </style:style>
    <style:style style:name="T7" style:family="text">
      <style:text-properties style:font-name="Century Gothic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15.11cm" svg:height="3.506cm" svg:x="1.4cm" svg:y="0.837cm" presentation:class="title" presentation:user-transformed="true">
          <draw:text-box>
            <text:p>Scope</text:p>
          </draw:text-box>
        </draw:frame>
        <draw:frame draw:style-name="gr1" draw:text-style-name="P1" draw:layer="layout" svg:width="27.069cm" svg:height="15.372cm" svg:x="0.58cm" svg:y="4.975cm">
          <draw:image xlink:href="Pictures/200004BF000069BE00003C0D7785AD5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g>
          <draw:custom-shape draw:style-name="gr3" draw:text-style-name="P3" draw:layer="layout" svg:width="16.348cm" svg:height="11.421cm" svg:x="10.322cm" svg:y="4.58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8816.8697795426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4" draw:layer="layout" svg:width="12.25cm" svg:height="9.63cm" svg:x="12.371cm" svg:y="4.55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9989.203195854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presentation:style-name="pr1" draw:layer="layout" svg:width="15.11cm" svg:height="3.506cm" svg:x="1.4cm" svg:y="0.237cm" presentation:class="title" presentation:user-transformed="true">
          <draw:text-box>
            <text:p>V-Model Coverage</text:p>
          </draw:text-box>
        </draw:frame>
        <draw:g>
          <draw:custom-shape draw:style-name="gr5" draw:text-style-name="P6" draw:layer="layout" svg:width="8.89cm" svg:height="15.37cm" svg:x="0.335cm" svg:y="3.28cm">
            <text:p text:style-name="P5"><text:span text:style-name="T1">Cross-Cutting Tool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8.89cm" svg:height="15.37cm" svg:x="9.56cm" svg:y="3.28cm">
            <text:p text:style-name="P7"><text:span text:style-name="T2">Design-Too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8.89cm" svg:height="15.37cm" svg:x="18.785cm" svg:y="3.28cm">
            <text:p text:style-name="P7"><text:span text:style-name="T2">V&amp;V-Tools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9" draw:layer="layout" svg:width="31.847cm" svg:height="6.203cm" draw:transform="skewX (3.77082313869458E-017) rotate (0.351160245501259) translate (-2.037cm 16.287cm)">
          <text:p/>
          <draw:enhanced-geometry svg:viewBox="0 0 21600 21600" draw:glue-points="?f6 0 10800 ?f8 ?f11 10800 ?f9 21600 10800 ?f10 ?f5 10800" draw:text-areas="?f3 ?f3 ?f4 ?f4" draw:type="parallelogram" draw:modifiers="1573.044989380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10" draw:layer="layout" svg:width="4.964cm" svg:height="1.817cm" draw:transform="rotate (0.352905574753253) translate (-0.077cm 14.579cm)">
          <draw:text-box>
            <text:p text:style-name="P5"><text:span text:style-name="T3">Open Source</text:span></text:p>
            <text:p text:style-name="P5"><text:span text:style-name="T3">Closed Source</text:span></text:p>
          </draw:text-box>
        </draw:frame>
        <draw:g>
          <draw:custom-shape draw:style-name="gr10" draw:text-style-name="P11" draw:layer="layout" svg:width="4.763cm" svg:height="1.905cm" svg:x="2.222cm" svg:y="4.55cm">
            <text:p text:style-name="P5"><text:span text:style-name="T4">Traceability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2.377cm" svg:y="5.551cm">
            <text:p text:style-name="P5"><text:span text:style-name="T4">ReqCycle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6.166cm" svg:y="5.651cm">
            <draw:image xlink:href="Pictures/10000201000001000000010002CFD578.png" xlink:type="simple" xlink:show="embed" xlink:actuate="onLoad">
              <text:p/>
            </draw:image>
          </draw:frame>
        </draw:g>
        <draw:g>
          <draw:custom-shape draw:style-name="gr10" draw:text-style-name="P11" draw:layer="layout" svg:width="4.763cm" svg:height="1.905cm" svg:x="2.222cm" svg:y="6.797cm">
            <text:p text:style-name="P5"><text:span text:style-name="T5">Continuous Integration</text:span></text:p>
            <text:p text:style-name="P5"><text:span text:style-name="T4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2.377cm" svg:y="7.798cm">
            <text:p text:style-name="P5"><text:span text:style-name="T4">Jenkin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6.166cm" svg:y="7.898cm">
            <draw:image xlink:href="Pictures/10000201000001000000010002CFD578.png" xlink:type="simple" xlink:show="embed" xlink:actuate="onLoad">
              <text:p/>
            </draw:image>
          </draw:frame>
        </draw:g>
        <draw:g>
          <draw:custom-shape draw:style-name="gr10" draw:text-style-name="P11" draw:layer="layout" svg:width="4.763cm" svg:height="1.905cm" svg:x="0.452cm" svg:y="18.95cm">
            <text:p text:style-name="P5"><text:span text:style-name="T4">Alternative Tool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4.445cm" svg:height="0.73cm" svg:x="0.607cm" svg:y="19.951cm">
            <text:p text:style-name="P5"><text:span text:style-name="T5">ERTMS Formal Specs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1" draw:layer="layout" svg:width="4.763cm" svg:height="1.905cm" svg:x="9.842cm" svg:y="4.45cm">
            <text:p text:style-name="P5"><text:span text:style-name="T4">Requirements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9.997cm" svg:y="5.451cm">
            <text:p text:style-name="P5"><text:span text:style-name="T4">ProR/ReqIF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13.786cm" svg:y="5.551cm">
            <draw:image xlink:href="Pictures/10000201000001000000010002CFD578.png" xlink:type="simple" xlink:show="embed" xlink:actuate="onLoad">
              <text:p/>
            </draw:image>
          </draw:frame>
        </draw:g>
        <draw:g>
          <draw:g>
            <draw:custom-shape draw:style-name="gr13" draw:text-style-name="P14" draw:layer="layout" svg:width="4.763cm" svg:height="1.905cm" svg:x="12.7cm" svg:y="8.566cm">
              <text:p text:style-name="P5"><text:span text:style-name="T4">System Model</text:span></text:p>
              <text:p text:style-name="P5"><text:span text:style-name="T4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6" draw:layer="layout" svg:width="4.445cm" svg:height="0.73cm" svg:x="12.855cm" svg:y="9.567cm">
              <text:p text:style-name="P15"><text:span text:style-name="T5">Scade System <text:s text:c="2"/></text:span></text:p>
  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5" draw:text-style-name="P11" draw:layer="layout" svg:width="3.493cm" svg:height="1.905cm" svg:x="10.16cm" svg:y="8.566cm">
              <text:p text:style-name="P5"><text:span text:style-name="T4">System Model</text:span></text:p>
              <text:p text:style-name="P5"><text:span text:style-name="T4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2" draw:layer="layout" svg:width="3.127cm" svg:height="0.73cm" svg:x="10.315cm" svg:y="9.567cm">
              <text:p text:style-name="P5"><text:span text:style-name="T4">Papyrus</text:span></text:p>
  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17" draw:text-style-name="P14" draw:layer="layout" svg:width="4.763cm" svg:height="1.905cm" svg:x="11.929cm" svg:y="11.475cm">
            <text:p text:style-name="P5"><text:span text:style-name="T4">System Design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4.445cm" svg:height="0.73cm" svg:x="12.084cm" svg:y="12.476cm">
            <text:p text:style-name="P15"><text:span text:style-name="T4">Scade Suite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" draw:text-style-name="P14" draw:layer="layout" svg:width="4.763cm" svg:height="1.905cm" svg:x="13.27cm" svg:y="13.84cm">
            <text:p text:style-name="P5"><text:span text:style-name="T4">Code Generation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4.445cm" svg:height="0.73cm" svg:x="13.425cm" svg:y="14.841cm">
            <text:p text:style-name="P15"><text:span text:style-name="T4">Scade/C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1" draw:layer="layout" svg:width="4.763cm" svg:height="1.905cm" svg:x="16.275cm" svg:y="16.175cm">
            <text:p text:style-name="P5"><text:span text:style-name="T5">Hardware Emulation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16.43cm" svg:y="17.176cm">
            <text:p text:style-name="P5"><text:span text:style-name="T4">CDT/System C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20.219cm" svg:y="17.276cm">
            <draw:image xlink:href="Pictures/10000201000001000000010002CFD578.png" xlink:type="simple" xlink:show="embed" xlink:actuate="onLoad">
              <text:p/>
            </draw:image>
          </draw:frame>
        </draw:g>
        <draw:g>
          <draw:g>
            <draw:custom-shape draw:style-name="gr13" draw:text-style-name="P14" draw:layer="layout" svg:width="4.763cm" svg:height="1.905cm" svg:x="21.555cm" svg:y="6.751cm">
              <text:p text:style-name="P5"><text:span text:style-name="T4">Test Back-End</text:span></text:p>
              <text:p text:style-name="P5"><text:span text:style-name="T4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7" draw:layer="layout" svg:width="4.445cm" svg:height="0.73cm" svg:x="21.71cm" svg:y="7.752cm">
              <text:p text:style-name="P15"><text:span text:style-name="T4">RT-Tester</text:span></text:p>
  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5" draw:text-style-name="P11" draw:layer="layout" svg:width="3.493cm" svg:height="1.905cm" svg:x="19.015cm" svg:y="6.751cm">
              <text:p text:style-name="P5"><text:span text:style-name="T4">Test GUI</text:span></text:p>
              <text:p text:style-name="P5"><text:span text:style-name="T4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2" draw:layer="layout" svg:width="3.127cm" svg:height="0.73cm" svg:x="19.17cm" svg:y="7.752cm">
              <text:p text:style-name="P5"><text:span text:style-name="T4">RT-Tester</text:span></text:p>
  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10" draw:text-style-name="P11" draw:layer="layout" svg:width="4.763cm" svg:height="1.905cm" svg:x="22.055cm" svg:y="4.485cm">
            <text:p text:style-name="P5"><text:span text:style-name="T4">Safety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8" draw:layer="layout" svg:width="4.445cm" svg:height="0.73cm" svg:x="22.21cm" svg:y="5.486cm">
            <text:p text:style-name="P5"><text:span text:style-name="T6">Eclipse Safety</text:span></text:p>
            <text:p text:style-name="P5"><text:span text:style-name="T6">Framework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25.999cm" svg:y="5.586cm">
            <draw:image xlink:href="Pictures/10000201000001000000010002CFD578.png" xlink:type="simple" xlink:show="embed" xlink:actuate="onLoad">
              <text:p/>
            </draw:image>
          </draw:frame>
        </draw:g>
        <draw:g>
          <draw:custom-shape draw:style-name="gr10" draw:text-style-name="P11" draw:layer="layout" svg:width="4.763cm" svg:height="1.905cm" svg:x="19.315cm" svg:y="13.91cm">
            <text:p text:style-name="P5"><text:span text:style-name="T4">Code Verification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19.47cm" svg:y="14.911cm">
            <text:p text:style-name="P5"><text:span text:style-name="T4">Frama-C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23.259cm" svg:y="15.011cm">
            <draw:image xlink:href="Pictures/10000201000001000000010002CFD578.png" xlink:type="simple" xlink:show="embed" xlink:actuate="onLoad">
              <text:p/>
            </draw:image>
          </draw:frame>
        </draw:g>
        <draw:g>
          <draw:custom-shape draw:style-name="gr17" draw:text-style-name="P14" draw:layer="layout" svg:width="4.763cm" svg:height="1.905cm" svg:x="20.113cm" svg:y="11.493cm">
            <text:p text:style-name="P5"><text:span text:style-name="T4">Test Specifications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4.445cm" svg:height="0.73cm" svg:x="20.268cm" svg:y="12.494cm">
            <text:p text:style-name="P15"><text:span text:style-name="T4">Scade Suite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" draw:text-style-name="P14" draw:layer="layout" svg:width="4.763cm" svg:height="1.905cm" svg:x="20.955cm" svg:y="9.125cm">
            <text:p text:style-name="P5"><text:span text:style-name="T4">Model Verification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4.445cm" svg:height="0.73cm" svg:x="21.11cm" svg:y="10.126cm">
            <text:p text:style-name="P15"><text:span text:style-name="T4">Scade Suite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1" draw:layer="layout" svg:width="4.763cm" svg:height="1.905cm" svg:x="2.222cm" svg:y="9.044cm">
            <text:p text:style-name="P5"><text:span text:style-name="T4">Documentation</text:span></text:p>
            <text:p text:style-name="P5"><text:span text:style-name="T4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2.377cm" svg:y="10.045cm">
            <text:p text:style-name="P5"><text:span text:style-name="T4">Wiki/MyLyn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6.166cm" svg:y="10.145cm">
            <draw:image xlink:href="Pictures/10000201000001000000010002CFD578.png" xlink:type="simple" xlink:show="embed" xlink:actuate="onLoad">
              <text:p/>
            </draw:image>
          </draw:frame>
        </draw:g>
        <draw:g>
          <draw:custom-shape draw:style-name="gr10" draw:text-style-name="P11" draw:layer="layout" svg:width="4.763cm" svg:height="1.905cm" svg:x="2.222cm" svg:y="11.29cm">
            <text:p text:style-name="P5"><text:span text:style-name="T5">Version Mgm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2.377cm" svg:y="12.291cm">
            <text:p text:style-name="P5"><text:span text:style-name="T4">git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6.166cm" svg:y="12.391cm">
            <draw:image xlink:href="Pictures/10000201000001000000010002CFD578.png" xlink:type="simple" xlink:show="embed" xlink:actuate="onLoad">
              <text:p/>
            </draw:image>
          </draw:frame>
        </draw:g>
        <draw:g>
          <draw:frame draw:style-name="gr12" draw:text-style-name="P1" draw:layer="layout" svg:width="0.499cm" svg:height="0.499cm" svg:x="20.32cm" svg:y="19.31cm">
            <draw:image xlink:href="Pictures/10000201000001000000010002CFD578.png" xlink:type="simple" xlink:show="embed" xlink:actuate="onLoad">
              <text:p/>
            </draw:image>
          </draw:frame>
          <draw:frame draw:style-name="gr18" draw:text-style-name="P19" draw:layer="layout" svg:width="6.742cm" svg:height="1.034cm" svg:x="20.663cm" svg:y="19.05cm">
            <draw:text-box>
              <text:p><text:span text:style-name="T7">= Eclipse-based Tool</text:span></text:p>
            </draw:text-box>
          </draw:frame>
        </draw:g>
        <draw:frame draw:style-name="gr12" draw:text-style-name="P1" draw:layer="layout" svg:width="0.499cm" svg:height="0.499cm" svg:x="21.625cm" svg:y="7.856cm">
          <draw:image xlink:href="Pictures/10000201000001000000010002CFD578.png" xlink:type="simple" xlink:show="embed" xlink:actuate="onLoad">
            <text:p/>
          </draw:image>
        </draw:frame>
        <draw:frame draw:style-name="gr12" draw:text-style-name="P1" draw:layer="layout" svg:width="0.499cm" svg:height="0.499cm" svg:x="12.836cm" svg:y="9.661cm">
          <draw:image xlink:href="Pictures/10000201000001000000010002CFD578.png" xlink:type="simple" xlink:show="embed" xlink:actuate="onLoad">
            <text:p/>
          </draw:image>
        </draw:frame>
        <draw:frame draw:style-name="gr12" draw:text-style-name="P1" draw:layer="layout" svg:width="0.499cm" svg:height="0.499cm" svg:x="16.645cm" svg:y="9.661cm">
          <draw:image xlink:href="Pictures/10000201000001000000010002CFD5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Eurostile1" svg:font-family="Eurostile" style:font-pitch="variable"/>
    <style:font-face style:name="Eurostile3" svg:font-family="Eurostile" style:font-adornments="Regular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Eurostile" svg:font-family="Eurostile" style:font-family-generic="roman" style:font-pitch="variable"/>
    <style:font-face style:name="Eurostile2" svg:font-family="Eurostile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Eurostile4" svg:font-family="Eurostile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entury Gothic1" fo:font-family="'Century Gothic'" style:font-family-generic="swiss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entury Gothic1" fo:font-family="'Century Gothic'" style:font-family-generic="swiss" style:font-pitch="variable" fo:font-size="28pt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entury Gothic1" fo:font-family="'Century Gothic'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Century Gothic1" fo:font-family="'Century Gothic'" style:font-family-generic="swiss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cm" fo:margin-bottom="0.1cm"/>
      <style:text-properties style:font-name="Century Gothic1" fo:font-family="'Century Gothic'" style:font-family-generic="swiss" style:font-pitch="variable" fo:font-size="16pt" style:font-size-asian="16pt" style:font-size-complex="16pt"/>
    </style:style>
    <style:style style:name="Default-outline6" style:family="presentation" style:parent-style-name="Default-outline5">
      <style:paragraph-properties fo:margin-top="0cm" fo:margin-bottom="0.1cm"/>
      <style:text-properties style:font-name="Century Gothic1" fo:font-family="'Century Gothic'" style:font-family-generic="swiss" style:font-pitch="variable" fo:font-size="16pt" style:font-size-asian="16pt" style:font-size-complex="16pt"/>
    </style:style>
    <style:style style:name="Default-outline7" style:family="presentation" style:parent-style-name="Default-outline6">
      <style:paragraph-properties fo:margin-top="0cm" fo:margin-bottom="0.1cm"/>
      <style:text-properties style:font-name="Century Gothic1" fo:font-family="'Century Gothic'" style:font-family-generic="swiss" style:font-pitch="variable" fo:font-size="16pt" style:font-size-asian="16pt" style:font-size-complex="16pt"/>
    </style:style>
    <style:style style:name="Default-outline8" style:family="presentation" style:parent-style-name="Default-outline7">
      <style:paragraph-properties fo:margin-top="0cm" fo:margin-bottom="0.1cm"/>
      <style:text-properties style:font-name="Century Gothic1" fo:font-family="'Century Gothic'" style:font-family-generic="swiss" style:font-pitch="variable" fo:font-size="16pt" style:font-size-asian="16pt" style:font-size-complex="16pt"/>
    </style:style>
    <style:style style:name="Default-outline9" style:family="presentation" style:parent-style-name="Default-outline8">
      <style:paragraph-properties fo:margin-top="0cm" fo:margin-bottom="0.1cm"/>
      <style:text-properties style:font-name="Century Gothic1" fo:font-family="'Century Gothic'" style:font-family-generic="swiss" style:font-pitch="variable" fo:font-size="16pt" style:font-size-asian="16pt" style:font-size-complex="16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entury Gothic1" fo:font-family="'Century Gothic'" style:font-family-generic="swiss" style:font-pitch="variable" fo:font-size="32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bold" style:font-name-complex="Lohit Hindi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ffffff" style:text-outline="false" style:text-line-through-style="none" style:text-line-through-type="none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style:font-name="Century Gothic1" fo:font-family="'Century Gothic'" style:font-family-generic="swiss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style:font-name="Century Gothic1" fo:font-family="'Century Gothic'" style:font-family-generic="swiss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top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93361" style:text-outline="false" style:text-line-through-style="none" style:text-line-through-type="none" style:font-name="Eurostile1" fo:font-family="Eurostile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0_Green-background" style:display-name="Title Green-background" style:family="presentation">
      <style:graphic-properties draw:stroke="none" draw:fill="solid" draw:fill-color="#7eb13d" draw:fill-image-width="0cm" draw:fill-image-height="0cm"/>
      <style:text-properties style:letter-kerning="true"/>
    </style:style>
    <style:style style:name="Title_20_Green-backgroundobjects" style:display-name="Title Gree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_20_Green-notes" style:display-name="Title 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Green-outline1" style:display-name="Title Green-outline1" style:family="presentation">
      <style:graphic-properties draw:stroke="none" draw:fill="none" draw:auto-grow-height="false" draw:fit-to-size="shrink-to-fit">
        <text:list-style style:name="Title_20_Green-outline1" style:display-name="Title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Eurostile1" fo:font-family="Eurostile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Green-outline2" style:display-name="Title Green-outline2" style:family="presentation" style:parent-style-name="Title_20_Green-outline1">
      <style:paragraph-properties fo:margin-top="0cm" fo:margin-bottom="0.4cm"/>
      <style:text-properties style:font-name="Eurostile1" fo:font-family="Eurostile" style:font-pitch="variable" fo:font-size="28pt" style:font-size-asian="28pt" style:font-size-complex="28pt"/>
    </style:style>
    <style:style style:name="Title_20_Green-outline3" style:display-name="Title Green-outline3" style:family="presentation" style:parent-style-name="Title_20_Green-outline2">
      <style:paragraph-properties fo:margin-top="0cm" fo:margin-bottom="0.3cm"/>
      <style:text-properties style:font-name="Eurostile1" fo:font-family="Eurostile" style:font-pitch="variable" fo:font-size="24pt" style:font-size-asian="24pt" style:font-size-complex="24pt"/>
    </style:style>
    <style:style style:name="Title_20_Green-outline4" style:display-name="Title Green-outline4" style:family="presentation" style:parent-style-name="Title_20_Green-outline3">
      <style:paragraph-properties fo:margin-top="0cm" fo:margin-bottom="0.2cm"/>
      <style:text-properties style:font-name="Eurostile1" fo:font-family="Eurostile" style:font-pitch="variable" fo:font-size="20pt" style:font-size-asian="20pt" style:font-size-complex="20pt"/>
    </style:style>
    <style:style style:name="Title_20_Green-outline5" style:display-name="Title Green-outline5" style:family="presentation" style:parent-style-name="Title_20_Green-outline4">
      <style:paragraph-properties fo:margin-top="0cm" fo:margin-bottom="0.1cm"/>
      <style:text-properties style:font-name="Eurostile1" fo:font-family="Eurostile" style:font-pitch="variable" fo:font-size="20pt" style:font-size-asian="20pt" style:font-size-complex="20pt"/>
    </style:style>
    <style:style style:name="Title_20_Green-outline6" style:display-name="Title Green-outline6" style:family="presentation" style:parent-style-name="Title_20_Green-outline5">
      <style:paragraph-properties fo:margin-top="0cm" fo:margin-bottom="0.1cm"/>
      <style:text-properties style:font-name="Eurostile1" fo:font-family="Eurostile" style:font-pitch="variable" fo:font-size="20pt" style:font-size-asian="20pt" style:font-size-complex="20pt"/>
    </style:style>
    <style:style style:name="Title_20_Green-outline7" style:display-name="Title Green-outline7" style:family="presentation" style:parent-style-name="Title_20_Green-outline6">
      <style:paragraph-properties fo:margin-top="0cm" fo:margin-bottom="0.1cm"/>
      <style:text-properties style:font-name="Eurostile1" fo:font-family="Eurostile" style:font-pitch="variable" fo:font-size="20pt" style:font-size-asian="20pt" style:font-size-complex="20pt"/>
    </style:style>
    <style:style style:name="Title_20_Green-outline8" style:display-name="Title Green-outline8" style:family="presentation" style:parent-style-name="Title_20_Green-outline7">
      <style:paragraph-properties fo:margin-top="0cm" fo:margin-bottom="0.1cm"/>
      <style:text-properties style:font-name="Eurostile1" fo:font-family="Eurostile" style:font-pitch="variable" fo:font-size="20pt" style:font-size-asian="20pt" style:font-size-complex="20pt"/>
    </style:style>
    <style:style style:name="Title_20_Green-outline9" style:display-name="Title Green-outline9" style:family="presentation" style:parent-style-name="Title_20_Green-outline8">
      <style:paragraph-properties fo:margin-top="0cm" fo:margin-bottom="0.1cm"/>
      <style:text-properties style:font-name="Eurostile1" fo:font-family="Eurostile" style:font-pitch="variable" fo:font-size="20pt" style:font-size-asian="20pt" style:font-size-complex="20pt"/>
    </style:style>
    <style:style style:name="Title_20_Green-subtitle" style:display-name="Title Green-subtitle" style:family="presentation">
      <style:graphic-properties draw:stroke="none" draw:fill="none" draw:textarea-vertical-align="middle">
        <text:list-style style:name="Title_20_Green-subtitle" style:display-name="Title 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Eurostile3" fo:font-family="Eurostile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Green-title" style:display-name="Title Green-title" style:family="presentation">
      <style:graphic-properties draw:stroke="none" draw:fill="none" draw:textarea-vertical-align="middle">
        <text:list-style style:name="Title_20_Green-title" style:display-name="Title 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Eurostile1" fo:font-family="Eurostile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7eb13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solid" draw:fill-color="#293361" draw:textarea-horizontal-align="justify" draw:textarea-vertical-align="middle" draw:auto-grow-height="false"/>
    </style:style>
    <style:style style:name="Mpr5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Green-backgroundobjects">
      <style:graphic-properties draw:stroke="none" draw:fill="none" draw:fill-color="#ffffff" draw:auto-grow-height="false" fo:min-height="1.449cm"/>
    </style:style>
    <style:style style:name="Mpr9" style:family="presentation" style:parent-style-name="Title_20_Green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Green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1-backgroundobjects">
      <style:graphic-properties draw:fill="none" draw:auto-grow-height="false" fo:min-height="1.449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293361"/>
      <style:paragraph-properties fo:text-align="center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fo:color="#ffffff" style:font-name="Eurostile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5.11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246cm" svg:height="2.54cm" svg:x="17.059cm" svg:y="0.635cm">
        <draw:image xlink:href="Pictures/1000020100000367000000D87CCAC37C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presentation:style-name="Mpr4" draw:text-style-name="MP8" draw:layer="backgroundobjects" svg:width="28cm" svg:height="5.76cm" svg:x="0cm" svg:y="15.24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0.249cm" svg:height="6.35cm" svg:x="6.673cm" svg:y="7.62cm" presentation:class="title" presentation:placeholder="true">
        <draw:text-box/>
      </draw:frame>
      <draw:frame presentation:style-name="Title-outline1" draw:layer="backgroundobjects" svg:width="19.614cm" svg:height="13.86cm" svg:x="6.67cm" svg:y="15.875cm" presentation:class="outline" presentation:placeholder="true">
        <draw:text-box/>
      </draw:frame>
      <draw:frame presentation:style-name="Mpr5" draw:text-style-name="MP2" draw:layer="backgroundobjects" svg:width="5.253cm" svg:height="1.448cm" svg:x="0.462cm" svg:y="15.69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5.257cm" svg:height="1.448cm" svg:x="0.458cm" svg:y="19.507cm" presentation:class="footer">
        <draw:text-box>
          <text:p text:style-name="MP9"><text:span text:style-name="MT2"><presentation:footer/></text:span></text:p>
        </draw:text-box>
      </draw:frame>
      <draw:frame presentation:style-name="Mpr5" draw:text-style-name="MP4" draw:layer="backgroundobjects" svg:width="5.253cm" svg:height="1.448cm" svg:x="0.462cm" svg:y="17.602cm" presentation:class="page-number">
        <draw:text-box>
          <text:p text:style-name="MP9"><text:span text:style-name="MT2"><text:page-number>&lt;number&gt;</text:page-number></text:span></text:p>
        </draw:text-box>
      </draw:frame>
      <draw:frame draw:style-name="Mgr3" draw:text-style-name="MP7" draw:layer="backgroundobjects" svg:width="26.316cm" svg:height="6.523cm" svg:x="0.82cm" svg:y="0.862cm">
        <draw:image xlink:href="Pictures/1000020100000367000000D87CCAC37C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Green" style:display-name="Title Green" style:page-layout-name="PM1" draw:style-name="Mdp2">
      <draw:frame presentation:style-name="Title_20_Green-title" draw:layer="backgroundobjects" svg:width="25.199cm" svg:height="3.506cm" svg:x="1.4cm" svg:y="0.837cm" presentation:class="title" presentation:placeholder="true">
        <draw:text-box/>
      </draw:frame>
      <draw:frame presentation:style-name="Title_20_Green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4.729cm" svg:height="3.649cm" svg:x="6.534cm" svg:y="16.031cm">
        <draw:image xlink:href="Pictures/1000020100000367000000D85DC9FAB1.png" xlink:type="simple" xlink:show="embed" xlink:actuate="onLoad">
          <text:p/>
        </draw:image>
      </draw:frame>
      <presentation:notes style:page-layout-name="PM2">
        <draw:page-thumbnail presentation:style-name="Title_20_Green-title" draw:layer="backgroundobjects" svg:width="13.968cm" svg:height="10.476cm" svg:x="3.81cm" svg:y="2.123cm" presentation:class="page"/>
        <draw:frame presentation:style-name="Title_20_Green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16.7cm" svg:height="1.4cm" svg:x="10.3cm" svg:y="1.1cm" presentation:class="title" presentation:placeholder="true">
        <draw:text-box/>
      </draw:frame>
      <draw:frame presentation:style-name="Default_20_1-outline1" draw:layer="backgroundobjects" svg:width="23.6cm" svg:height="12.18cm" svg:x="2.2cm" svg:y="4cm" presentation:class="outline" presentation:placeholder="true">
        <draw:text-box/>
      </draw:frame>
      <draw:frame presentation:style-name="Mpr11" draw:text-style-name="MP4" draw:layer="backgroundobjects" svg:width="2.8cm" svg:height="0.4cm" svg:x="25cm" svg:y="20.4cm" presentation:class="page-number">
        <draw:text-box>
          <text:p text:style-name="MP3"><text:span text:style-name="MT3"><text:page-number>&lt;number&gt;</text:page-number></text:span><text:span text:style-name="MT3"> / </text:span><text:span text:style-name="MT3"><text:page-count>2</text:page-count></text:span></text:p>
        </draw:text-box>
      </draw:frame>
      <draw:frame presentation:style-name="Mpr12" draw:text-style-name="MP10" draw:layer="backgroundobjects" svg:width="24.4cm" svg:height="0.4cm" svg:x="0.2cm" svg:y="20.4cm" presentation:class="footer">
        <draw:text-box>
          <text:p text:style-name="MP5"><text:span text:style-name="MT3"><presentation:footer/></text:span></text:p>
        </draw:text-box>
      </draw:frame>
      <draw:frame draw:style-name="Mgr3" draw:text-style-name="MP7" draw:layer="backgroundobjects" svg:width="7.8cm" svg:height="1.928cm" svg:x="1.1cm" svg:y="0.553cm">
        <draw:image xlink:href="Pictures/200000010000261500000969A185F778.svm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Jastram</meta:initial-creator>
    <meta:creation-date>2011-06-28T15:44:08</meta:creation-date>
    <meta:editing-duration>P1DT4H42M6S</meta:editing-duration>
    <meta:editing-cycles>121</meta:editing-cycles>
    <dc:date>2015-12-15T14:15:19.114942988</dc:date>
    <dc:creator>Michael Jastram</dc:creator>
    <meta:generator>LibreOffice/4.4.3.2$Linux_X86_64 LibreOffice_project/40m0$Build-2</meta:generator>
    <meta:printed-by>Michael Jastram</meta:printed-by>
    <meta:print-date>2011-12-05T11:51:09</meta:print-date>
    <meta:document-statistic meta:object-count="141"/>
  </office:meta>
</office:document-meta>
</file>